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9.84mm"/>
    </style:style>
    <style:style style:name="Table1.B" style:family="table-column">
      <style:table-column-properties style:column-width="24.92mm"/>
    </style:style>
    <style:style style:name="Table1.C" style:family="table-column">
      <style:table-column-properties style:column-width="42.93mm"/>
    </style:style>
    <style:style style:name="Table1.D" style:family="table-column">
      <style:table-column-properties style:column-width="24.54mm"/>
    </style:style>
    <style:style style:name="Table1.E" style:family="table-column">
      <style:table-column-properties style:column-width="39.9mm"/>
    </style:style>
    <style:style style:name="Table1.F" style:family="table-column">
      <style:table-column-properties style:column-width="32.3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 style:master-page-name="">
      <style:paragraph-properties fo:margin-left="0mm" fo:margin-right="0mm" fo:line-height="115%" fo:text-align="start" style:justify-single-word="false" fo:text-indent="0mm" style:auto-text-indent="false" style:page-number="auto" fo:break-before="auto" fo:break-after="auto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mm" fo:margin-bottom="0mm" fo:line-height="100%" fo:text-align="justify" style:justify-single-word="false" fo:break-before="pag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normal" style:font-style-asian="italic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2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sequence,line in enumerate(o.move_lines)"&gt;</text:placeholder></text:p>
      <text:p text:style-name="P18"/>
      <text:p text:style-name="P5"/>
      <text:p text:style-name="P5"><text:span text:style-name="T3">Công ty CP CS Việt Phú Thịnh</text:span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4"><text:placeholder text:placeholder-type="text">&lt;o.name or ''&gt;</text:placeholder></text:span></text:p>
      <text:p text:style-name="P8">ĐỀ NGHỊ XUẤT KHO</text:p>
      <text:p text:style-name="P7"><text:span text:style-name="T1">Ngày </text:span><text:span text:style-name="T2"><text:placeholder text:placeholder-type="text">&lt;line.date and line.date[8:10] or ''&gt;</text:placeholder></text:span><text:span text:style-name="T2"> </text:span><text:span text:style-name="T1">tháng </text:span><text:span text:style-name="T2"><text:placeholder text:placeholder-type="text">&lt;line.date and line.date[5:7] or ''&gt;</text:placeholder></text:span><text:span text:style-name="T2"> </text:span><text:span text:style-name="T1">năm </text:span><text:span text:style-name="T2"><text:placeholder text:placeholder-type="text">&lt;line.date and line.date[:4] or ''&gt;</text:placeholder></text:span></text:p>
      <text:p text:style-name="P10">Căn cứ vào đề nghị nhập kho: <text:span text:style-name="T3"><text:placeholder text:placeholder-type="text">&lt;get_phieunhapkho(line)&gt;</text:placeholder></text:span></text:p>
      <text:p text:style-name="P9">Kho xuất hàng: <text:span text:style-name="T3"><text:placeholder text:placeholder-type="text">&lt;line.location_id and line.location_id.name or ''&gt;</text:placeholder></text:span></text:p>
      <text:p text:style-name="P9"><text:span text:style-name="T3">Cảng đóng hàng: </text:span><text:span text:style-name="T3"><text:placeholder text:placeholder-type="text">&lt;o.cang_donghang_id and o.cang_donghang_id.name or ''&gt;</text:placeholder>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A1" office:value-type="string">
            <text:p text:style-name="P6">HỢP ĐỒNG XUẤT</text:p>
          </table:table-cell>
          <table:table-cell table:style-name="Table1.F1" office:value-type="string">
            <text:p text:style-name="P6">GHI CHÚ</text:p>
          </table:table-cell>
        </table:table-row>
        <table:table-row table:style-name="Table1.1">
          <table:table-cell table:style-name="Table1.A1" office:value-type="string">
            <text:p text:style-name="P13"><text:placeholder text:placeholder-type="text">&lt;line.product_id.default_code or ''&gt;</text:placeholder></text:p>
          </table:table-cell>
          <table:table-cell table:style-name="Table1.A1" office:value-type="string">
            <text:p text:style-name="P15"><text:placeholder text:placeholder-type="text">&lt;convert_amount(line.product_qty)&gt;</text:placeholder> <text:placeholder text:placeholder-type="text">&lt;line.product_uom and line.product_uom.name&gt;</text:placeholder></text:p>
          </table:table-cell>
          <table:table-cell table:style-name="Table1.A1" office:value-type="string">
            <text:p text:style-name="P15"><text:placeholder text:placeholder-type="text">&lt;line.hop_dong_mua_id.partner_id and line.hop_dong_mua_id.partner_id.name or ''&gt;</text:placeholder></text:p>
          </table:table-cell>
          <table:table-cell table:style-name="Table1.A1" office:value-type="string">
            <text:p text:style-name="P15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5"><text:placeholder text:placeholder-type="text">&lt;line.hop_dong_ban_id and line.hop_dong_ban_id.name or ''&gt;</text:placeholder></text:p>
          </table:table-cell>
          <table:table-cell table:style-name="Table1.F1" office:value-type="string">
            <text:p text:style-name="P13"><text:placeholder text:placeholder-type="text">&lt;line.ghichu or ''&gt;</text:placeholder>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5"><text:span text:style-name="T5"><text:placeholder text:placeholder-type="text">&lt;convert_amount(get_total(o.move_lines))&gt;</text:placeholder></text:span> <text:span text:style-name="T5"><text:placeholder text:placeholder-type="text">&lt;line.product_uom and line.product_uom.name&gt;</text:placeholder></text:span>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F3" office:value-type="string">
            <text:p text:style-name="P13"/>
          </table:table-cell>
        </table:table-row>
      </table:table>
      <text:p text:style-name="P2"><text:s text:c="19"/></text:p>
      <text:p text:style-name="P12"><text:tab/>GĐ duyệt <text:tab/>Kế toán<text:tab/><text:tab/>Người đề nghị</text:p>
      <text:p text:style-name="P14"/>
      <text:p text:style-name="P16"><text:placeholder text:placeholder-type="text">&lt;/for&gt;</text:placeholder></text:p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VIRUCO_BM-7.5/5a-BH1-01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2-14T13:48:01</dc:date>
    <dc:creator>TrongNguyen </dc:creator>
    <meta:editing-duration>PT3H30M14S</meta:editing-duration>
    <meta:editing-cycles>145</meta:editing-cycles>
    <meta:generator>LibreOffice/3.5$Linux_x86 LibreOffice_project/350m1$Build-2</meta:generator>
    <meta:document-statistic meta:table-count="1" meta:image-count="0" meta:object-count="0" meta:page-count="2" meta:paragraph-count="28" meta:word-count="131" meta:character-count="1066" meta:non-whitespace-character-count="935"/>
  </office:meta>
</office:document-meta>
</file>